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3000001279013EF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8cm" svg:height="16.6cm" svg:x="-0.4cm" svg:y="2.2cm">
          <draw:image xlink:href="Pictures/10000000000002A3000001279013EF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0T21:56:04</meta:creation-date>
    <dc:date>2013-01-20T22:02:40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